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6.99cm" table:align="margins"/>
    </style:style>
    <style:style style:name="Tableau3.A" style:family="table-column">
      <style:table-column-properties style:column-width="10.451cm" style:rel-column-width="5925*"/>
    </style:style>
    <style:style style:name="Tableau3.B" style:family="table-column">
      <style:table-column-properties style:column-width="6.539cm" style:rel-column-width="3707*"/>
    </style:style>
    <style:style style:name="Tableau3.A1" style:family="table-cell">
      <style:table-cell-properties fo:padding="0cm" fo:border="none"/>
    </style:style>
    <style:style style:name="Tableau2" style:family="table">
      <style:table-properties style:width="15.111cm" table:align="right"/>
    </style:style>
    <style:style style:name="Tableau2.A" style:family="table-column">
      <style:table-column-properties style:column-width="15.111cm"/>
    </style:style>
    <style:style style:name="Tableau2.A1" style:family="table-cell">
      <style:table-cell-properties fo:padding="0cm" fo:border="none"/>
    </style:style>
    <style:style style:name="Table1" style:family="table">
      <style:table-properties style:width="16.99cm" table:align="margins"/>
    </style:style>
    <style:style style:name="Table1.A" style:family="table-column">
      <style:table-column-properties style:column-width="1.586cm" style:rel-column-width="6120*"/>
    </style:style>
    <style:style style:name="Table1.B" style:family="table-column">
      <style:table-column-properties style:column-width="0.476cm" style:rel-column-width="1836*"/>
    </style:style>
    <style:style style:name="Table1.C" style:family="table-column">
      <style:table-column-properties style:column-width="14.928cm" style:rel-column-width="57579*"/>
    </style:style>
    <style:style style:name="Table1.A1" style:family="table-cell">
      <style:table-cell-properties fo:padding="0cm" fo:border="none"/>
    </style:style>
    <style:style style:name="P1" style:family="paragraph" style:parent-style-name="Standard">
      <style:paragraph-properties fo:margin-top="0cm" fo:margin-bottom="0cm" fo:text-align="start" style:justify-single-word="false" style:shadow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2.937cm"/>
        </style:tab-stops>
      </style:paragraph-properties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8.996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>
        <style:tab-stops>
          <style:tab-stop style:position="2.937cm"/>
        </style:tab-stops>
      </style:paragraph-properties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0pt" fo:font-style="italic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background-image/>
      </style:paragraph-properties>
      <style:text-properties style:font-name="Arial" fo:font-size="10pt" fo:font-style="italic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P11" style:family="paragraph" style:parent-style-name="Standard">
      <style:paragraph-properties fo:margin-left="0cm" fo:margin-right="1cm" fo:text-indent="0cm" style:auto-text-indent="false">
        <style:tab-stops>
          <style:tab-stop style:position="9.393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 style:master-page-name="">
      <style:paragraph-properties fo:text-align="start" style:justify-single-word="false" fo:keep-together="auto" style:page-number="auto" fo:background-color="transparent" fo:padding="0cm" fo:border="none" style:shadow="none" fo:keep-with-next="auto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3" style:family="paragraph" style:parent-style-name="Table_20_Contents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text-properties style:font-name="Arial" fo:font-size="10pt" style:text-underline-style="none" style:font-size-asian="10pt" style:font-size-complex="10pt"/>
    </style:style>
    <style:style style:name="P15" style:family="paragraph" style:parent-style-name="Table_20_Contents">
      <style:text-properties style:font-name="Arial" fo:font-size="10pt" style:font-size-asian="10pt" style:font-size-complex="10pt"/>
    </style:style>
    <style:style style:name="T1" style:family="text">
      <style:text-properties fo:color="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%#include enTetesDecision#%</text:p>
      <text:p text:style-name="P2"/>
      <text:p text:style-name="P2"/>
      <text:p text:style-name="P2"/>
      <text:p text:style-name="P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">%=LETTRE_CONCERNE=%</text:p>
          </table:table-cell>
          <table:table-cell table:style-name="Tableau3.A1" office:value-type="string">
            <text:p text:style-name="P11">%=adresseTiers=%</text:p>
          </table:table-cell>
        </table:table-row>
      </table:table>
      <text:p text:style-name="P3"/>
      <text:p text:style-name="P3"/>
      <text:p text:style-name="P3">%=titreTiers=%</text:p>
      <text:p text:style-name="P3"/>
      <text:p text:style-name="P3">%=LETTRE_TEXTE_DEBUT=%</text:p>
      <text:p text:style-name="P3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7">%=LETTRE_POINT=%</text:p>
          </table:table-cell>
        </table:table-row>
      </table:table>
      <text:p text:style-name="P4"><text:tab/></text:p>
      <text:p text:style-name="P5"/>
      <text:p text:style-name="P5">%=<text:span text:style-name="T1">remLineWhenBlank(</text:span>LETTRE_TEXTE_FIN,1)=%</text:p>
      <text:p text:style-name="P5"/>
      <text:p text:style-name="P3">%=LETTRE_SALUTATIONS=%</text:p>
      <text:p text:style-name="P3"/>
      <text:p text:style-name="P9">%#include <text:s/>signatures/FVE/standard#%</text:p>
      <text:p text:style-name="P12">%=pushToEnd()=%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%=TEXTE_ANNEXES=%</text:p>
            <text:p text:style-name="P14"/>
          </table:table-cell>
          <table:table-cell table:style-name="Table1.A1" office:value-type="string">
            <text:p text:style-name="P14">%=POINTS=%</text:p>
          </table:table-cell>
          <table:table-cell table:style-name="Table1.A1" office:value-type="string">
            <text:p text:style-name="P15">%=VALEUR_ANNEXES=%</text:p>
          </table:table-cell>
        </table:table-row>
        <table:table-row>
          <table:table-cell table:style-name="Table1.A1" office:value-type="string">
            <text:p text:style-name="P13">%=TEXTE_COPIES=%</text:p>
          </table:table-cell>
          <table:table-cell table:style-name="Table1.A1" office:value-type="string">
            <text:p text:style-name="P8">%=POINTS=%</text:p>
          </table:table-cell>
          <table:table-cell table:style-name="Table1.A1" office:value-type="string">
            <text:p text:style-name="P15">%=valeurCopies=%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fo:text-align="start" style:justify-single-word="false" style:shadow="none"/>
      <style:text-properties style:font-name="Arial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794cm" fo:margin-bottom="1.099cm" fo:margin-left="2.011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85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%#include footer/footer#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11-10T08:12:00</meta:creation-date>
    <dc:date>2013-09-30T09:55:37.19</dc:date>
    <dc:language>fr-CH</dc:language>
    <meta:editing-cycles>84</meta:editing-cycles>
    <meta:editing-duration>PT2H31M57S</meta:editing-duration>
    <meta:document-statistic meta:table-count="3" meta:image-count="0" meta:object-count="0" meta:page-count="1" meta:paragraph-count="18" meta:word-count="20" meta:character-count="340"/>
    <meta:user-defined meta:name="Info 1"/>
    <meta:user-defined meta:name="Info 2"/>
    <meta:user-defined meta:name="Info 3"/>
    <meta:user-defined meta:name="Info 4"/>
  </office:meta>
</office:document-meta>
</file>